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77cae"/>
    </style:style>
    <style:style style:name="gr2" style:family="graphic" style:parent-style-name="standard">
      <style:graphic-properties draw:stroke="none" svg:stroke-width="0.001cm" draw:fill-color="#add6e7"/>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131516"/>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01cm" svg:y="-5cm"/>
          <draw:glue-point draw:id="5" svg:x="0.001cm" svg:y="5cm"/>
          <draw:glue-point draw:id="6" svg:x="-5cm" svg:y="-2.707cm"/>
          <draw:glue-point draw:id="7" svg:x="-5cm" svg:y="2.707cm"/>
          <draw:glue-point draw:id="8" svg:x="-5cm" svg:y="-0.001cm"/>
          <draw:glue-point draw:id="9" svg:x="5cm" svg:y="-2.707cm"/>
          <draw:glue-point draw:id="10" svg:x="5cm" svg:y="2.707cm"/>
          <draw:glue-point draw:id="11" svg:x="5cm" svg:y="-0.001cm"/>
          <draw:glue-point draw:id="12" svg:x="0cm" svg:y="0cm"/>
          <draw:polygon draw:style-name="gr1" draw:layer="layout" svg:width="3.364cm" svg:height="1.155cm" svg:x="0.011cm" svg:y="0.835cm" svg:viewBox="0 0 3365 1156" draw:points="3365,578 3363,607 3356,637 3345,666 3331,694 3312,722 3290,750 3263,777 3233,803 3199,828 3162,853 3121,877 3077,900 3030,923 2980,945 2927,967 2872,986 2813,1005 2753,1024 2689,1041 2623,1057 2554,1072 2484,1086 2412,1099 2337,1111 2260,1121 2182,1130 2103,1137 2022,1144 1938,1149 1854,1153 1768,1155 1682,1156 1596,1155 1510,1153 1426,1149 1343,1144 1262,1137 1182,1130 1103,1121 1027,1111 953,1099 881,1086 810,1072 741,1057 675,1041 611,1024 551,1005 492,986 437,967 384,945 334,923 287,900 242,877 202,853 165,828 132,803 102,777 75,750 52,722 33,694 19,666 8,637 1,607 0,578 1,548 8,519 19,489 33,461 52,433 75,406 102,379 132,353 165,327 202,302 242,278 287,255 334,232 384,210 437,189 492,169 551,150 611,131 675,114 741,98 810,84 881,70 953,57 1027,45 1103,35 1182,25 1262,18 1343,11 1426,6 1510,3 1596,1 1682,0 1768,1 1854,3 1938,6 2022,11 2103,18 2182,25 2260,35 2337,45 2412,57 2484,70 2554,84 2623,98 2689,114 2753,131 2813,150 2872,169 2927,189 2980,210 3030,232 3077,255 3121,278 3162,302 3199,327 3233,353 3263,379 3290,406 3312,433 3331,461 3345,489 3356,519 3363,548">
            <text:p/>
          </draw:polygon>
          <draw:polygon draw:style-name="gr2" draw:layer="layout" svg:width="1.703cm" svg:height="0.587cm" svg:x="1.682cm" svg:y="1.413cm" svg:viewBox="0 0 1704 588" draw:points="10,588 53,588 96,588 140,586 182,585 224,583 266,581 308,578 350,576 391,574 431,569 471,566 511,562 550,557 590,553 628,548 666,542 704,537 741,531 778,525 814,518 849,511 884,504 919,496 953,488 987,481 1019,472 1051,464 1083,455 1099,451 1114,447 1130,442 1145,437 1159,432 1174,427 1189,423 1203,418 1218,413 1231,408 1245,403 1259,398 1273,392 1286,387 1299,382 1313,376 1325,371 1337,366 1350,360 1363,355 1375,349 1387,343 1398,337 1410,332 1421,326 1433,320 1444,314 1455,308 1465,302 1476,296 1485,290 1495,283 1505,277 1515,271 1524,264 1534,259 1542,252 1551,246 1559,239 1568,232 1575,225 1583,219 1591,212 1598,206 1605,198 1612,192 1618,185 1625,178 1631,171 1637,164 1643,157 1648,150 1653,143 1658,136 1663,128 1668,121 1672,114 1676,106 1679,99 1683,92 1686,84 1690,76 1692,69 1694,61 1697,54 1698,46 1700,38 1701,30 1702,23 1703,15 1704,7 1704,0 1683,0 1683,6 1683,13 1682,20 1681,27 1679,34 1678,42 1676,48 1675,56 1672,62 1670,69 1667,76 1664,83 1661,90 1658,97 1654,103 1650,110 1646,117 1641,124 1637,131 1632,137 1627,144 1621,151 1616,157 1611,164 1604,170 1598,178 1591,184 1584,191 1577,197 1570,203 1563,210 1554,216 1547,223 1538,229 1530,235 1521,241 1513,248 1504,253 1494,260 1484,266 1475,273 1465,278 1455,284 1444,290 1434,296 1423,302 1412,308 1401,314 1390,319 1378,325 1366,331 1354,336 1342,341 1329,347 1317,352 1304,358 1292,363 1279,368 1265,373 1252,378 1238,383 1225,389 1211,394 1197,399 1182,403 1168,408 1154,413 1139,417 1123,422 1109,427 1093,431 1078,435 1046,444 1014,453 982,461 949,469 914,476 880,484 845,491 810,498 774,504 738,511 701,516 663,522 626,527 587,532 548,537 509,541 469,545 429,549 389,552 348,555 307,558 266,561 224,563 181,564 138,566 95,567 53,567 10,567 9,567 8,567 6,568 5,568 4,568 4,569 3,569 2,571 1,572 0,574 0,576 0,577 0,580 0,581 1,583 2,585 3,586 4,586 4,587 5,588 6,588 8,588 9,588">
            <text:p/>
          </draw:polygon>
          <draw:polygon draw:style-name="gr2" draw:layer="layout" svg:width="1.693cm" svg:height="0.598cm" svg:x="0cm" svg:y="1.402cm" svg:viewBox="0 0 1694 599" draw:points="0,10 0,18 0,25 1,33 2,41 3,48 4,56 6,64 9,72 11,80 13,87 17,94 20,102 24,109 27,117 31,124 35,132 40,139 44,146 50,154 55,161 60,168 66,175 72,182 78,189 85,196 91,203 98,209 105,217 112,223 121,230 128,236 136,242 144,249 153,256 161,263 170,270 180,275 189,282 198,288 208,294 218,300 227,307 238,312 248,319 259,325 270,331 282,337 293,343 305,348 316,354 328,360 340,366 352,371 365,376 378,381 390,387 403,393 416,398 430,403 444,409 457,413 472,419 486,424 500,429 514,434 529,438 544,443 559,448 574,453 589,457 604,462 620,466 651,475 683,483 716,492 750,499 784,507 819,515 853,522 889,529 925,536 962,542 999,548 1037,553 1075,559 1113,564 1153,568 1192,573 1232,577 1272,580 1313,585 1354,587 1395,589 1436,592 1479,594 1521,596 1563,597 1606,599 1650,599 1694,599 1694,578 1650,578 1607,578 1565,577 1522,575 1479,574 1437,572 1396,569 1356,566 1315,563 1274,560 1234,556 1194,552 1155,548 1116,543 1077,538 1039,533 1002,527 966,522 929,515 893,508 858,502 823,494 788,487 755,480 721,471 689,464 657,455 625,446 610,442 594,438 580,433 565,428 550,424 535,419 520,414 506,410 493,404 479,400 465,394 451,389 438,384 424,379 411,374 398,369 385,363 373,358 361,352 349,347 337,342 325,335 313,330 302,325 291,319 280,312 269,307 259,301 248,295 238,289 228,284 218,277 208,271 199,264 191,259 183,252 174,245 165,240 157,233 149,227 141,221 133,214 126,208 119,201 112,195 106,189 99,181 93,175 87,168 82,161 76,155 71,149 66,141 61,135 57,128 53,121 49,114 45,108 42,101 39,94 36,87 33,80 31,73 28,67 26,59 25,53 24,45 22,38 21,31 21,24 21,17 20,10 20,9 20,7 20,6 20,5 18,5 18,4 17,3 17,2 16,1 13,0 12,0 10,0 8,0 6,0 4,1 2,2 2,3 2,4 1,5 0,5 0,6 0,7 0,9">
            <text:p/>
          </draw:polygon>
          <draw:polygon draw:style-name="gr2" draw:layer="layout" svg:width="1.703cm" svg:height="0.588cm" svg:x="0cm" svg:y="0.825cm" svg:viewBox="0 0 1704 589" draw:points="1693,0 1649,0 1606,0 1563,2 1521,3 1478,4 1436,6 1394,9 1353,12 1312,15 1271,17 1231,21 1191,26 1152,30 1113,35 1075,39 1036,45 998,51 962,57 925,63 889,70 853,76 818,84 784,91 749,99 716,107 683,115 651,124 620,133 589,141 558,151 544,156 529,160 514,165 500,170 485,175 471,180 457,184 444,190 430,195 416,200 403,206 390,211 377,216 365,221 352,227 340,233 328,238 316,244 304,250 293,256 281,262 270,267 259,274 248,279 238,285 227,292 217,297 208,304 198,310 189,316 180,323 170,329 161,335 153,342 144,348 136,355 128,362 121,369 112,375 105,382 98,388 91,396 85,402 77,409 72,416 66,423 60,430 54,437 50,445 44,451 40,459 35,467 31,473 27,481 24,488 20,496 17,503 13,511 11,519 9,526 6,533 4,541 3,549 2,556 1,565 0,572 0,580 0,589 20,589 21,581 21,574 21,568 22,560 24,553 25,546 26,539 28,532 31,525 33,518 36,511 39,505 42,497 45,491 49,483 53,477 57,470 61,464 66,456 71,450 76,444 82,437 87,430 93,423 99,416 106,410 112,404 119,396 126,391 133,384 141,377 149,371 157,365 165,358 174,352 183,346 191,340 199,333 208,328 218,322 228,315 238,310 248,303 258,297 269,292 280,286 290,280 302,274 313,269 325,262 336,257 349,252 361,246 373,241 385,235 398,230 411,225 424,219 437,215 451,209 464,204 478,200 492,194 506,189 520,184 535,179 549,175 565,170 594,161 625,152 657,143 689,135 721,126 754,119 788,111 822,103 857,97 893,89 929,84 966,78 1002,71 1039,66 1077,60 1115,55 1155,50 1193,46 1234,42 1274,39 1314,35 1355,32 1395,29 1437,27 1479,25 1521,24 1564,21 1606,21 1650,20 1693,20 1694,20 1695,20 1696,20 1698,20 1698,18 1699,18 1700,17 1701,17 1702,16 1702,14 1703,12 1704,10 1703,8 1702,6 1702,4 1701,3 1700,2 1699,2 1698,1 1698,0 1696,0 1695,0 1694,0">
            <text:p/>
          </draw:polygon>
          <draw:polygon draw:style-name="gr2" draw:layer="layout" svg:width="1.692cm" svg:height="0.588cm" svg:x="1.693cm" svg:y="0.825cm" svg:viewBox="0 0 1693 589" draw:points="1693,589 1693,580 1692,572 1691,565 1690,556 1689,549 1687,541 1686,533 1683,526 1681,519 1679,511 1675,503 1672,496 1668,488 1665,481 1661,473 1657,467 1652,459 1647,451 1642,445 1638,437 1632,430 1626,423 1620,416 1614,409 1607,402 1601,396 1594,388 1587,382 1580,375 1572,369 1564,362 1557,355 1548,348 1540,342 1531,335 1523,329 1513,323 1504,316 1494,310 1484,304 1475,297 1465,292 1454,285 1444,279 1433,274 1422,267 1411,262 1399,256 1388,250 1376,244 1364,238 1352,233 1340,227 1326,221 1314,216 1302,211 1288,206 1275,200 1262,195 1248,190 1234,184 1221,180 1207,175 1193,170 1179,165 1163,160 1149,156 1134,151 1103,141 1072,133 1041,124 1008,115 976,107 943,99 908,91 874,84 839,76 803,70 767,63 731,57 693,51 656,45 618,39 579,35 540,30 501,26 460,21 421,17 380,15 339,12 298,9 256,6 214,4 171,3 129,2 86,0 43,0 0,0 0,20 43,20 85,21 128,21 171,24 213,25 255,27 297,29 338,32 379,35 419,39 459,42 498,46 538,50 577,55 615,60 653,66 690,71 727,78 763,84 799,89 835,97 870,103 904,111 938,119 971,126 1003,135 1035,143 1067,152 1098,161 1128,170 1143,175 1158,179 1172,184 1186,189 1200,194 1214,200 1227,204 1241,209 1255,215 1268,219 1281,225 1294,230 1306,235 1319,241 1331,246 1343,252 1356,257 1367,262 1379,269 1390,274 1402,280 1412,286 1423,292 1434,297 1444,303 1454,310 1464,315 1473,322 1483,328 1493,333 1502,340 1510,346 1519,352 1527,358 1536,365 1544,371 1552,377 1559,384 1566,391 1573,396 1580,404 1587,410 1593,416 1600,423 1605,430 1610,437 1616,444 1621,450 1626,456 1631,464 1635,470 1639,477 1643,483 1647,491 1650,497 1653,505 1656,511 1659,518 1661,525 1664,532 1665,539 1667,546 1668,553 1670,560 1671,568 1672,574 1672,581 1672,589">
            <text:p/>
          </draw:polygon>
          <draw:polygon draw:style-name="gr1" draw:layer="layout" svg:width="3.37cm" svg:height="0.825cm" svg:x="0.005cm" svg:y="0.603cm" svg:viewBox="0 0 3371 826" draw:points="0,0 0,826 3370,826 3371,0">
            <text:p/>
          </draw:polygon>
          <draw:polygon draw:style-name="gr3" draw:layer="layout" svg:width="3.364cm" svg:height="1.155cm" svg:x="0.011cm" svg:y="0.01cm" svg:viewBox="0 0 3365 1156" draw:points="3365,577 3363,607 3356,636 3345,666 3331,694 3312,722 3290,749 3263,776 3233,802 3199,828 3162,853 3121,877 3077,900 3030,923 2980,945 2927,966 2872,986 2813,1005 2753,1024 2689,1041 2623,1057 2554,1071 2484,1086 2412,1098 2337,1110 2260,1120 2182,1130 2103,1137 2022,1144 1938,1149 1854,1152 1768,1154 1682,1156 1596,1154 1510,1152 1426,1149 1343,1144 1262,1137 1182,1130 1103,1120 1027,1110 953,1098 881,1086 810,1071 741,1057 675,1041 611,1024 551,1005 492,986 437,966 384,945 334,923 287,900 242,877 202,853 165,828 132,802 102,776 75,749 52,722 33,694 19,666 8,636 1,607 0,577 1,548 8,518 19,489 33,461 52,433 75,405 102,379 132,352 165,327 202,302 242,278 287,255 334,232 384,210 437,188 492,169 551,149 611,131 675,114 741,98 810,83 881,69 953,56 1027,44 1103,34 1182,25 1262,18 1343,11 1426,6 1510,2 1596,0 1682,0 1768,0 1854,2 1938,6 2022,11 2103,18 2182,25 2260,34 2337,44 2412,56 2484,69 2554,83 2623,98 2689,114 2753,131 2813,149 2872,169 2927,188 2980,210 3030,232 3077,255 3121,278 3162,302 3199,327 3233,352 3263,379 3290,405 3312,433 3331,461 3345,489 3356,518 3363,548">
            <text:p/>
          </draw:polygon>
          <draw:polygon draw:style-name="gr2" draw:layer="layout" svg:width="1.703cm" svg:height="0.588cm" svg:x="1.682cm" svg:y="0.587cm" svg:viewBox="0 0 1704 589" draw:points="10,589 53,589 96,587 140,586 182,585 224,584 266,582 308,579 350,576 391,573 431,571 471,567 511,562 550,558 590,553 628,549 666,543 704,537 741,531 778,525 814,518 849,512 884,504 919,498 953,490 987,481 1019,473 1051,465 1083,455 1099,451 1114,447 1130,442 1145,437 1159,433 1174,428 1189,423 1203,418 1218,413 1231,408 1245,404 1259,398 1273,393 1286,388 1299,382 1313,377 1325,372 1337,367 1350,361 1363,355 1375,350 1387,344 1398,338 1410,332 1421,327 1433,321 1444,314 1455,309 1465,303 1476,297 1485,291 1495,284 1505,278 1515,272 1524,265 1534,259 1542,253 1551,246 1559,239 1568,233 1575,227 1583,219 1591,213 1598,206 1605,200 1612,193 1618,186 1625,179 1631,172 1637,165 1643,158 1648,151 1653,143 1658,137 1663,129 1668,121 1672,115 1676,107 1679,100 1683,92 1686,85 1690,78 1692,69 1694,62 1697,55 1698,47 1700,39 1701,32 1702,23 1703,16 1704,8 1704,0 1683,0 1683,7 1683,15 1682,21 1681,28 1679,35 1678,42 1676,49 1675,56 1672,63 1670,70 1667,78 1664,83 1661,91 1658,97 1654,105 1650,111 1646,118 1641,124 1637,132 1632,138 1627,144 1621,151 1616,158 1611,165 1604,172 1598,178 1591,184 1584,192 1577,197 1570,204 1563,211 1554,216 1547,223 1538,229 1530,236 1521,242 1513,248 1504,255 1494,260 1484,267 1475,273 1465,278 1455,285 1444,291 1434,297 1423,302 1412,308 1401,314 1390,319 1378,326 1366,331 1354,336 1342,342 1329,347 1317,352 1304,358 1292,363 1279,369 1265,373 1252,379 1238,384 1225,389 1211,394 1197,399 1182,404 1168,409 1154,413 1139,418 1123,423 1109,427 1093,432 1078,436 1046,445 1014,454 982,462 949,469 914,477 880,485 845,491 810,499 774,505 738,510 701,517 663,522 626,528 587,533 548,538 509,542 469,546 429,549 389,553 348,556 307,559 266,561 224,563 181,565 138,567 95,567 53,568 10,568 9,568 8,568 6,568 5,569 4,570 4,570 3,571 2,571 1,572 0,574 0,576 0,578 0,580 0,582 1,584 2,585 3,586 4,586 4,587 5,587 6,589 8,589 9,589">
            <text:p/>
          </draw:polygon>
          <draw:polygon draw:style-name="gr2" draw:layer="layout" svg:width="1.693cm" svg:height="0.598cm" svg:x="0cm" svg:y="0.577cm" svg:viewBox="0 0 1694 599" draw:points="0,9 0,18 0,26 1,33 2,41 3,49 4,57 6,64 9,71 11,79 13,87 17,94 20,102 24,110 27,117 31,125 35,131 40,139 44,147 50,153 55,161 60,168 66,175 72,182 78,189 85,195 91,202 98,209 105,216 112,223 121,229 128,237 136,243 144,249 153,256 161,262 170,269 180,275 189,282 198,288 208,294 218,301 227,307 238,313 248,319 259,324 270,331 282,337 293,342 305,347 316,354 328,360 340,365 352,370 365,377 378,382 390,387 403,392 416,398 430,403 444,408 457,414 472,418 486,423 500,428 514,433 529,438 544,443 559,447 574,452 589,457 604,461 620,465 651,475 683,483 716,491 750,500 784,508 819,514 853,522 889,528 925,535 962,541 999,547 1037,553 1075,559 1113,563 1153,568 1192,572 1232,577 1272,581 1313,583 1354,586 1395,589 1436,592 1479,594 1521,595 1563,596 1606,597 1650,599 1694,599 1694,578 1650,578 1607,577 1565,577 1522,575 1479,573 1437,571 1396,569 1356,566 1315,563 1274,559 1234,556 1194,552 1155,548 1116,543 1077,538 1039,532 1002,527 966,520 929,515 893,509 858,501 823,495 788,487 755,479 721,472 689,464 657,455 625,446 610,442 594,437 580,433 565,428 550,423 535,419 520,414 506,409 493,404 479,399 465,394 451,389 438,383 424,379 411,373 398,368 385,362 373,357 361,352 349,346 337,340 325,336 313,329 302,324 291,318 280,312 269,307 259,301 248,294 238,288 228,283 218,277 208,270 199,265 191,258 183,252 174,246 165,239 157,233 149,226 141,221 133,214 126,207 119,202 112,194 106,188 99,182 93,175 87,168 82,161 76,155 71,148 66,142 61,134 57,128 53,121 49,115 45,107 42,101 39,93 36,87 33,80 31,73 28,66 26,59 25,52 24,45 22,38 21,31 21,25 21,17 20,9 20,8 20,7 20,6 20,6 18,4 18,3 17,3 17,2 16,1 13,0 12,0 10,0 8,0 6,0 4,1 2,2 2,3 2,3 1,4 0,6 0,6 0,7 0,8">
            <text:p/>
          </draw:polygon>
          <draw:polygon draw:style-name="gr2" draw:layer="layout" svg:width="1.703cm" svg:height="0.587cm" svg:x="0cm" svg:y="0cm" svg:viewBox="0 0 1704 588" draw:points="1693,0 1649,0 1606,0 1563,1 1521,2 1478,4 1436,6 1394,9 1353,11 1312,13 1271,17 1231,21 1191,25 1152,30 1113,34 1075,39 1036,45 998,50 962,57 925,62 889,69 853,76 818,83 784,90 749,98 716,106 683,115 651,123 620,131 589,141 558,149 544,155 529,160 514,164 500,169 485,174 471,179 457,184 444,189 430,195 416,200 403,205 390,211 377,216 365,221 352,227 340,233 328,238 316,244 304,250 293,255 281,261 270,267 259,273 248,279 238,285 227,291 217,297 208,304 198,310 189,316 180,323 170,329 161,335 153,341 144,348 136,355 128,362 121,368 112,375 105,381 98,388 91,395 85,402 77,409 72,416 66,423 60,430 54,437 50,444 44,451 40,459 35,465 31,473 27,481 24,488 20,495 17,503 13,511 11,518 9,526 6,534 4,541 3,549 2,557 1,564 0,572 0,580 0,588 20,588 21,581 21,574 21,567 22,560 24,553 25,545 26,539 28,532 31,525 33,518 36,511 39,504 42,497 45,490 49,484 53,477 57,470 61,463 66,456 71,450 76,443 82,436 87,430 93,423 99,417 106,409 112,403 119,396 126,390 133,384 141,377 149,371 157,364 165,358 174,352 183,346 191,340 199,333 208,328 218,321 228,315 238,309 248,303 258,297 269,291 280,285 290,279 302,273 313,268 325,262 336,256 349,251 361,246 373,240 385,235 398,229 411,224 424,219 437,214 451,209 464,204 478,198 492,193 506,189 520,184 535,179 549,174 565,170 594,160 625,152 657,143 689,134 721,126 754,118 788,111 822,103 857,97 893,89 929,83 966,76 1002,71 1039,65 1077,59 1115,55 1155,50 1193,46 1234,42 1274,38 1314,35 1355,32 1395,29 1437,26 1479,24 1521,23 1564,21 1606,21 1650,20 1693,20 1694,20 1695,20 1696,19 1698,19 1698,18 1699,18 1700,17 1701,17 1702,15 1702,13 1703,11 1704,10 1703,8 1702,6 1702,4 1701,2 1700,1 1699,1 1698,1 1698,0 1696,0 1695,0 1694,0">
            <text:p/>
          </draw:polygon>
          <draw:polygon draw:style-name="gr2" draw:layer="layout" svg:width="1.692cm" svg:height="0.587cm" svg:x="1.693cm" svg:y="0cm" svg:viewBox="0 0 1693 588" draw:points="1693,588 1693,580 1692,572 1691,564 1690,557 1689,549 1687,541 1686,534 1683,526 1681,518 1679,511 1675,503 1672,495 1668,488 1665,481 1661,473 1657,465 1652,459 1647,451 1642,444 1638,437 1632,430 1626,423 1620,416 1614,409 1607,402 1601,395 1594,388 1587,381 1580,375 1572,368 1564,362 1557,355 1548,348 1540,341 1531,335 1523,329 1513,323 1504,316 1494,310 1484,304 1475,297 1465,291 1454,285 1444,279 1433,273 1422,267 1411,261 1399,255 1388,250 1376,244 1364,238 1352,233 1340,227 1326,221 1314,216 1302,211 1288,205 1275,200 1262,195 1248,189 1234,184 1221,179 1207,174 1193,169 1179,164 1163,160 1149,155 1134,149 1103,141 1072,131 1041,123 1008,115 976,106 943,98 908,90 874,83 839,76 803,69 767,62 731,57 693,50 656,45 618,39 579,34 540,30 501,25 460,21 421,17 380,13 339,11 298,9 256,6 214,4 171,2 129,1 86,0 43,0 0,0 0,20 43,20 85,21 128,21 171,23 213,24 255,26 297,29 338,32 379,35 419,38 459,42 498,46 538,50 577,55 615,59 653,65 690,71 727,76 763,83 799,89 835,97 870,103 904,111 938,118 971,126 1003,134 1035,143 1067,152 1098,160 1128,170 1143,174 1158,179 1172,184 1186,189 1200,193 1214,198 1227,204 1241,209 1255,214 1268,219 1281,224 1294,229 1306,235 1319,240 1331,246 1343,251 1356,256 1367,262 1379,268 1390,273 1402,279 1412,285 1423,291 1434,297 1444,303 1454,309 1464,315 1473,321 1483,328 1493,333 1502,340 1510,346 1519,352 1527,358 1536,364 1544,371 1552,377 1559,384 1566,390 1573,396 1580,403 1587,409 1593,417 1600,423 1605,430 1610,436 1616,443 1621,450 1626,456 1631,463 1635,470 1639,477 1643,484 1647,490 1650,497 1653,504 1656,511 1659,518 1661,525 1664,532 1665,539 1667,545 1668,553 1670,560 1671,567 1672,574 1672,581 1672,588">
            <text:p/>
          </draw:polygon>
          <draw:polygon draw:style-name="gr4" draw:layer="layout" svg:width="1.107cm" svg:height="0.375cm" svg:x="1.736cm" svg:y="0.167cm" svg:viewBox="0 0 1108 376" draw:points="0,293 247,376 834,141 1108,208 963,0 257,0 552,72">
            <text:p/>
          </draw:polygon>
          <draw:polygon draw:style-name="gr4" draw:layer="layout" svg:width="1.107cm" svg:height="0.375cm" svg:x="0.527cm" svg:y="0.616cm" svg:viewBox="0 0 1108 376" draw:points="1108,82 858,0 272,234 0,167 143,376 849,376 554,304">
            <text:p/>
          </draw:polygon>
          <draw:polygon draw:style-name="gr4" draw:layer="layout" svg:width="1.108cm" svg:height="0.375cm" svg:x="0.586cm" svg:y="0.158cm" svg:viewBox="0 0 1109 376" draw:points="0,81 248,0 835,234 1109,167 964,376 258,376 553,303">
            <text:p/>
          </draw:polygon>
          <draw:polygon draw:style-name="gr4" draw:layer="layout" svg:width="1.107cm" svg:height="0.375cm" svg:x="1.7cm" svg:y="0.642cm" svg:viewBox="0 0 1108 376" draw:points="1108,293 860,376 274,141 0,208 144,0 850,0 555,72">
            <text:p/>
          </draw:polygon>
          <draw:polygon draw:style-name="gr5" draw:layer="layout" svg:width="1.107cm" svg:height="0.375cm" svg:x="1.756cm" svg:y="0.187cm" svg:viewBox="0 0 1108 376" draw:points="0,293 248,376 834,141 1108,208 963,0 257,0 552,72">
            <text:p/>
          </draw:polygon>
          <draw:polygon draw:style-name="gr5" draw:layer="layout" svg:width="1.107cm" svg:height="0.375cm" svg:x="0.547cm" svg:y="0.636cm" svg:viewBox="0 0 1108 376" draw:points="1108,83 859,0 273,234 0,167 144,376 850,376 555,303">
            <text:p/>
          </draw:polygon>
          <draw:polygon draw:style-name="gr5" draw:layer="layout" svg:width="1.108cm" svg:height="0.375cm" svg:x="0.607cm" svg:y="0.177cm" svg:viewBox="0 0 1109 376" draw:points="0,82 248,0 835,234 1109,168 964,376 257,376 553,303">
            <text:p/>
          </draw:polygon>
          <draw:polygon draw:style-name="gr5" draw:layer="layout" svg:width="1.106cm" svg:height="0.375cm" svg:x="1.721cm" svg:y="0.663cm" svg:viewBox="0 0 1107 376" draw:points="1107,293 858,376 272,141 0,208 143,0 849,0 554,72">
            <text:p/>
          </draw:polygon>
          <draw:polygon draw:style-name="gr2" draw:layer="layout" svg:width="0.021cm" svg:height="0.011cm" svg:x="0cm" svg:y="0.587cm" svg:viewBox="0 0 22 12" draw:points="22,12 22,0 0,0 0,12">
            <text:p/>
          </draw:polygon>
          <draw:polygon draw:style-name="gr2" draw:layer="layout" svg:width="0.021cm" svg:height="0.83cm" svg:x="0cm" svg:y="0.598cm" svg:viewBox="0 0 22 831" draw:points="22,831 22,0 0,0 0,831">
            <text:p/>
          </draw:polygon>
          <draw:polygon draw:style-name="gr2" draw:layer="layout" svg:width="0.021cm" svg:height="0.01cm" svg:x="0cm" svg:y="1.428cm" svg:viewBox="0 0 22 11" draw:points="0,0 0,11 22,11 22,0">
            <text:p/>
          </draw:polygon>
          <draw:polygon draw:style-name="gr2" draw:layer="layout" svg:width="0.021cm" svg:height="0.011cm" svg:x="3.365cm" svg:y="0.587cm" svg:viewBox="0 0 22 12" draw:points="22,12 22,0 0,0 0,12">
            <text:p/>
          </draw:polygon>
          <draw:polygon draw:style-name="gr2" draw:layer="layout" svg:width="0.021cm" svg:height="0.83cm" svg:x="3.365cm" svg:y="0.598cm" svg:viewBox="0 0 22 831" draw:points="22,831 22,0 0,0 0,831">
            <text:p/>
          </draw:polygon>
          <draw:polygon draw:style-name="gr2" draw:layer="layout" svg:width="0.021cm" svg:height="0.01cm" svg:x="3.365cm" svg:y="1.428cm" svg:viewBox="0 0 22 11" draw:points="0,0 0,11 22,11 22,0">
            <text:p/>
          </draw:polygon>
          <draw:polygon draw:style-name="gr4" draw:layer="layout" svg:width="0.52cm" svg:height="0.182cm" svg:x="1.174cm" svg:y="1.468cm" svg:viewBox="0 0 521 183" draw:points="0,50 0,132 430,132 430,183 521,92 430,0 430,50">
            <text:p/>
          </draw:polygon>
          <draw:polygon draw:style-name="gr4" draw:layer="layout" svg:width="0.519cm" svg:height="0.182cm" svg:x="1.785cm" svg:y="1.468cm" svg:viewBox="0 0 520 183" draw:points="0,50 0,132 430,132 430,183 520,92 430,0 430,50">
            <text:p/>
          </draw:polygon>
          <draw:polygon draw:style-name="gr4" draw:layer="layout" svg:width="0.491cm" svg:height="0.295cm" svg:x="1.75cm" svg:y="1.19cm" svg:viewBox="0 0 492 296" draw:points="0,221 32,296 425,120 445,165 492,46 373,0 392,45">
            <text:p/>
          </draw:polygon>
          <draw:polygon draw:style-name="gr4" draw:layer="layout" svg:width="0.491cm" svg:height="0.295cm" svg:x="1.75cm" svg:y="1.631cm" svg:viewBox="0 0 492 296" draw:points="0,74 32,0 425,176 445,130 492,248 373,296 392,250">
            <text:p/>
          </draw:polygon>
          <draw:polygon draw:style-name="gr5" draw:layer="layout" svg:width="0.518cm" svg:height="0.181cm" svg:x="1.188cm" svg:y="1.482cm" svg:viewBox="0 0 519 182" draw:points="0,50 0,132 429,132 429,182 519,92 429,0 429,50">
            <text:p/>
          </draw:polygon>
          <draw:polygon draw:style-name="gr5" draw:layer="layout" svg:width="0.519cm" svg:height="0.181cm" svg:x="1.799cm" svg:y="1.482cm" svg:viewBox="0 0 520 182" draw:points="0,50 0,132 429,132 429,182 520,92 429,0 429,50">
            <text:p/>
          </draw:polygon>
          <draw:polygon draw:style-name="gr5" draw:layer="layout" svg:width="0.491cm" svg:height="0.296cm" svg:x="1.763cm" svg:y="1.203cm" svg:viewBox="0 0 492 297" draw:points="0,222 33,297 425,120 446,166 492,48 372,0 392,46">
            <text:p/>
          </draw:polygon>
          <draw:polygon draw:style-name="gr5" draw:layer="layout" svg:width="0.491cm" svg:height="0.296cm" svg:x="1.763cm" svg:y="1.643cm" svg:viewBox="0 0 492 297" draw:points="0,74 33,0 425,176 446,130 492,249 372,297 392,25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ontent Service Router</dc:title>
    <meta:creation-date>2011-02-07T16:46:55</meta:creation-date>
    <meta:editing-duration>P0D</meta:editing-duration>
    <meta:editing-cycles>1</meta:editing-cycles>
    <meta:document-statistic meta:object-count="34"/>
    <meta:generator>OpenOffice.org/3.3$Linux OpenOffice.org_project/330m20$Build-9567</meta:generator>
  </office:meta>
</office:document-meta>
</file>